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838" officeooo:paragraph-rsid="000d0838"/>
    </style:style>
    <style:style style:name="P2" style:family="paragraph" style:parent-style-name="Standard">
      <style:text-properties officeooo:rsid="000d0838" officeooo:paragraph-rsid="000eee0d"/>
    </style:style>
    <style:style style:name="P3" style:family="paragraph" style:parent-style-name="Standard">
      <style:text-properties officeooo:rsid="000d0838" officeooo:paragraph-rsid="00136f5a"/>
    </style:style>
    <style:style style:name="P4" style:family="paragraph" style:parent-style-name="Standard">
      <style:text-properties officeooo:rsid="000d0838" officeooo:paragraph-rsid="00198e3b"/>
    </style:style>
    <style:style style:name="P5" style:family="paragraph" style:parent-style-name="Standard">
      <style:text-properties officeooo:rsid="00136f5a" officeooo:paragraph-rsid="00136f5a"/>
    </style:style>
    <style:style style:name="P6" style:family="paragraph" style:parent-style-name="Standard">
      <style:text-properties officeooo:rsid="000eee0d" officeooo:paragraph-rsid="000d54d7"/>
    </style:style>
    <style:style style:name="P7" style:family="paragraph" style:parent-style-name="Standard">
      <style:text-properties officeooo:rsid="000eee0d" officeooo:paragraph-rsid="000eee0d"/>
    </style:style>
    <style:style style:name="P8" style:family="paragraph" style:parent-style-name="Standard">
      <style:text-properties officeooo:rsid="000eee0d" officeooo:paragraph-rsid="00198e3b"/>
    </style:style>
    <style:style style:name="P9" style:family="paragraph" style:parent-style-name="Standard">
      <style:text-properties style:text-line-through-style="solid" style:text-line-through-type="single" officeooo:rsid="0015442a" officeooo:paragraph-rsid="0015442a"/>
    </style:style>
    <style:style style:name="P10" style:family="paragraph" style:parent-style-name="Standard">
      <style:text-properties style:text-line-through-style="solid" style:text-line-through-type="single" officeooo:rsid="00136f5a" officeooo:paragraph-rsid="0015442a"/>
    </style:style>
    <style:style style:name="P11" style:family="paragraph" style:parent-style-name="Standard">
      <style:text-properties style:text-line-through-style="solid" style:text-line-through-type="single" officeooo:rsid="000d0838" officeooo:paragraph-rsid="000d0838"/>
    </style:style>
    <style:style style:name="P12" style:family="paragraph" style:parent-style-name="Standard">
      <style:text-properties officeooo:rsid="0015442a" officeooo:paragraph-rsid="0015442a" fo:background-color="#ffff00"/>
    </style:style>
    <style:style style:name="P13" style:family="paragraph" style:parent-style-name="Standard">
      <style:text-properties officeooo:rsid="000d54d7" officeooo:paragraph-rsid="000d54d7"/>
    </style:style>
    <style:style style:name="P14" style:family="paragraph" style:parent-style-name="Standard">
      <style:text-properties officeooo:rsid="000d54d7" officeooo:paragraph-rsid="0010c525"/>
    </style:style>
    <style:style style:name="P15" style:family="paragraph" style:parent-style-name="Standard">
      <style:text-properties officeooo:rsid="000d54d7" officeooo:paragraph-rsid="00198e3b"/>
    </style:style>
    <style:style style:name="P16" style:family="paragraph" style:parent-style-name="Standard">
      <style:text-properties officeooo:rsid="001226f3" officeooo:paragraph-rsid="001226f3"/>
    </style:style>
    <style:style style:name="P17" style:family="paragraph" style:parent-style-name="Standard">
      <style:text-properties officeooo:rsid="0015442a" officeooo:paragraph-rsid="0015442a"/>
    </style:style>
    <style:style style:name="P18" style:family="paragraph" style:parent-style-name="Standard">
      <style:text-properties officeooo:rsid="001d5b7c" officeooo:paragraph-rsid="001d5b7c"/>
    </style:style>
    <style:style style:name="P19" style:family="paragraph" style:parent-style-name="Standard">
      <style:text-properties fo:font-weight="bold" officeooo:rsid="00396fee" officeooo:paragraph-rsid="00256124" style:font-weight-asian="bold" style:font-weight-complex="bold"/>
    </style:style>
    <style:style style:name="P20" style:family="paragraph" style:parent-style-name="Standard">
      <style:text-properties fo:font-weight="bold" officeooo:rsid="0035a512" officeooo:paragraph-rsid="00256124" style:font-weight-asian="bold" style:font-weight-complex="bold"/>
    </style:style>
    <style:style style:name="P21" style:family="paragraph" style:parent-style-name="Standard">
      <style:text-properties fo:font-weight="bold" officeooo:rsid="0035a512" officeooo:paragraph-rsid="0027b9b2" style:font-weight-asian="bold" style:font-weight-complex="bold"/>
    </style:style>
    <style:style style:name="P22" style:family="paragraph" style:parent-style-name="Standard">
      <style:text-properties fo:font-weight="bold" officeooo:rsid="0036911b" officeooo:paragraph-rsid="00256124" style:font-weight-asian="bold" style:font-weight-complex="bold"/>
    </style:style>
    <style:style style:name="P23" style:family="paragraph" style:parent-style-name="Standard">
      <style:text-properties fo:font-weight="bold" officeooo:rsid="0027b9b2" officeooo:paragraph-rsid="0027b9b2" style:font-weight-asian="bold" style:font-weight-complex="bold"/>
    </style:style>
    <style:style style:name="P24" style:family="paragraph" style:parent-style-name="Standard">
      <style:text-properties officeooo:rsid="0026eec7" officeooo:paragraph-rsid="0026eec7"/>
    </style:style>
    <style:style style:name="P25" style:family="paragraph" style:parent-style-name="Standard">
      <style:text-properties officeooo:rsid="0027b9b2" officeooo:paragraph-rsid="0027b9b2"/>
    </style:style>
    <style:style style:name="P26" style:family="paragraph" style:parent-style-name="Standard">
      <style:text-properties officeooo:rsid="002882ea" officeooo:paragraph-rsid="002882ea"/>
    </style:style>
    <style:style style:name="P27" style:family="paragraph" style:parent-style-name="Standard">
      <style:text-properties fo:font-weight="bold" officeooo:rsid="0027b9b2" officeooo:paragraph-rsid="0027b9b2" style:font-weight-asian="bold" style:font-weight-complex="bold"/>
    </style:style>
    <style:style style:name="P28" style:family="paragraph" style:parent-style-name="Standard">
      <style:text-properties fo:font-weight="normal" officeooo:rsid="002c3553" officeooo:paragraph-rsid="002c3553" style:font-weight-asian="normal" style:font-weight-complex="normal"/>
    </style:style>
    <style:style style:name="P29" style:family="paragraph" style:parent-style-name="Standard">
      <style:text-properties officeooo:rsid="002882ea" officeooo:paragraph-rsid="002882ea"/>
    </style:style>
    <style:style style:name="P30" style:family="paragraph" style:parent-style-name="Standard">
      <style:text-properties officeooo:rsid="000d54d7" officeooo:paragraph-rsid="002b062f"/>
    </style:style>
    <style:style style:name="T1" style:family="text">
      <style:text-properties officeooo:rsid="000eee0d"/>
    </style:style>
    <style:style style:name="T2" style:family="text">
      <style:text-properties officeooo:rsid="0010c525"/>
    </style:style>
    <style:style style:name="T3" style:family="text">
      <style:text-properties officeooo:rsid="0015442a"/>
    </style:style>
    <style:style style:name="T4" style:family="text">
      <style:text-properties officeooo:rsid="00166dff"/>
    </style:style>
    <style:style style:name="T5" style:family="text">
      <style:text-properties officeooo:rsid="001b2ea0"/>
    </style:style>
    <style:style style:name="T6" style:family="text">
      <style:text-properties officeooo:rsid="001d5b7c"/>
    </style:style>
    <style:style style:name="T7" style:family="text">
      <style:text-properties officeooo:rsid="00396fee"/>
    </style:style>
    <style:style style:name="T8" style:family="text">
      <style:text-properties officeooo:rsid="0037ac6e"/>
    </style:style>
    <style:style style:name="T9" style:family="text">
      <style:text-properties officeooo:rsid="003e6d73"/>
    </style:style>
    <style:style style:name="T10" style:family="text">
      <style:text-properties officeooo:rsid="0025851f"/>
    </style:style>
    <style:style style:name="T11" style:family="text">
      <style:text-properties officeooo:rsid="0026eec7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0d54d7"/>
    </style:style>
    <style:style style:name="T14" style:family="text">
      <style:text-properties style:text-line-through-style="solid" style:text-line-through-type="single" fo:font-weight="bold" officeooo:rsid="000d54d7" style:font-weight-asian="bold" style:font-weight-complex="bold"/>
    </style:style>
    <style:style style:name="T15" style:family="text">
      <style:text-properties officeooo:rsid="0027b9b2"/>
    </style:style>
    <style:style style:name="T16" style:family="text">
      <style:text-properties officeooo:rsid="002a192e"/>
    </style:style>
    <style:style style:name="T17" style:family="text">
      <style:text-properties officeooo:rsid="002a9cd1"/>
    </style:style>
    <style:style style:name="T18" style:family="text">
      <style:text-properties fo:font-weight="bold" officeooo:rsid="000eee0d" style:font-weight-asian="bold" style:font-weight-complex="bold"/>
    </style:style>
    <style:style style:name="T19" style:family="text">
      <style:text-properties officeooo:rsid="002dd3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[Objective]</text:p>
      <text:p text:style-name="P28">Exhaustive: find all positives i.e. FN is bad, but too many FP annoying →<text:span text:style-name="T19"> recall</text:span></text:p>
      <text:p text:style-name="P28">- OR -</text:p>
      <text:p text:style-name="P28">Exploratory: a few very accurate hits i.e. FN ok, FP is bad →<text:span text:style-name="T19"> precision</text:span></text:p>
      <text:p text:style-name="P23"/>
      <text:p text:style-name="P23"/>
      <text:p text:style-name="P23">[Task]</text:p>
      <text:p text:style-name="P21"/>
      <text:p text:style-name="P20">→ performance curve, <text:s/></text:p>
      <text:p text:style-name="P22">class 0: <text:span text:style-name="T7">very </text:span>good</text:p>
      <text:p text:style-name="P20">class 1: fail; ok … low accuracy tho; very bad</text:p>
      <text:p text:style-name="P22">class 2: ok (stabilized after ~15 rounds); <text:span text:style-name="T7">good</text:span></text:p>
      <text:p text:style-name="P22">3: good</text:p>
      <text:p text:style-name="P22">4: good-ish</text:p>
      <text:p text:style-name="P22">5: <text:span text:style-name="T8">stuck after exhausting a cluster; good</text:span></text:p>
      <text:p text:style-name="P19">6: good</text:p>
      <text:p text:style-name="P19">7: very good (too easy)</text:p>
      <text:p text:style-name="P19">8: fail; <text:span text:style-name="T9">ok; very good (lol variance)</text:span></text:p>
      <text:p text:style-name="P19">9: good</text:p>
      <text:p text:style-name="P17"/>
      <text:p text:style-name="P17"/>
      <text:p text:style-name="P17"/>
      <text:p text:style-name="P26">[Conclusions]</text:p>
      <text:p text:style-name="P26">- <text:span text:style-name="T16">sensitive to batchsize/stepsize/proposalsize</text:span></text:p>
      <text:p text:style-name="P26">- <text:span text:style-name="T17">but overall does not matter much (&lt;0.1), except for siren (8)</text:span></text:p>
      <text:p text:style-name="P26"/>
      <text:p text:style-name="P17"/>
      <text:p text:style-name="P17"/>
      <text:p text:style-name="P18">[tuning]</text:p>
      <text:p text:style-name="P17">- <text:span text:style-name="T6">gui or command line?</text:span></text:p>
      <text:p text:style-name="P17">- </text:p>
      <text:p text:style-name="P17"/>
      <text:p text:style-name="P17">Complete local experiment</text:p>
      <text:p text:style-name="P5">→<text:span text:style-name="T3"> more subjects: library people?</text:span></text:p>
      <text:p text:style-name="P5">→<text:span text:style-name="T4"> consent?</text:span></text:p>
      <text:p text:style-name="P5"/>
      <text:p text:style-name="P5"/>
      <text:p text:style-name="P5"/>
      <text:p text:style-name="P5"/>
      <text:p text:style-name="P9">2. Remote experiment</text:p>
      <text:p text:style-name="P10">- Data server? </text:p>
      <text:p text:style-name="P10">- remote play_sample: load when proposed (save to cache, <text:span text:style-name="T3">remove at exit</text:span>)</text:p>
      <text:p text:style-name="P12">→ Copy right! Complexity!!<text:tab/></text:p>
      <text:p text:style-name="P12"/>
      <text:p text:style-name="P12"/>
      <text:p text:style-name="P12"/>
      <text:p text:style-name="P3">Evaluation metric</text:p>
      <text:p text:style-name="P2">- <text:span text:style-name="T1">objective measures</text:span></text:p>
      <text:p text:style-name="P1"><text:tab/>- <text:span text:style-name="T14">accuracy</text:span></text:p>
      <text:p text:style-name="P30"><text:soft-page-break/><text:span text:style-name="T1"><text:tab/>→ </text:span><text:span text:style-name="T18">TRUE POSITIVE</text:span><text:span text:style-name="T1">!! NOT ACCURACY exp. when trues are few!!! </text:span></text:p>
      <text:p text:style-name="P30"><text:span text:style-name="T1">per-round </text:span>accuracy: n1/n_proposal →<text:span text:style-name="T11"> weighted?</text:span></text:p>
      <text:p text:style-name="P7"><text:tab/>total accuracy ? →<text:span text:style-name="T11"> how to average</text:span></text:p>
      <text:p text:style-name="P4"><text:tab/><text:span text:style-name="T12">- </text:span><text:span text:style-name="T13">time spent</text:span></text:p>
      <text:p text:style-name="P15"><text:tab/>- number of feedback</text:p>
      <text:p text:style-name="P11">- subjective <text:span text:style-name="T1">rating and comment</text:span></text:p>
      <text:p text:style-name="P24">1). per-round accuracy curve <text:span text:style-name="T15">(weighted?)</text:span></text:p>
      <text:p text:style-name="P24">2).</text:p>
      <text:p text:style-name="P8"/>
      <text:p text:style-name="P8"/>
      <text:p text:style-name="P25">Simulated User Behaviors</text:p>
      <text:p text:style-name="P25">a). label all</text:p>
      <text:p text:style-name="P25">b). confidence dependent... what to do when low confidence??<text:tab/></text:p>
      <text:p text:style-name="P6"/>
      <text:p text:style-name="P13"/>
      <text:p text:style-name="P13"/>
      <text:p text:style-name="P7">Use cases:</text:p>
      <text:p text:style-name="P13">A <text:span text:style-name="T10">(Demo)</text:span>. adaptive fuzzy search: start with rough example (user's own voice imitation, for example), improve until finding <text:span text:style-name="T1">a satisfactory</text:span> target</text:p>
      <text:p text:style-name="P14"><text:s/>- <text:span text:style-name="T2">defined classes: air_conditioner, car_horn, children_playing, dog_bark, drilling, engine_idling, gun_shot, jackhammer, siren, and street_music</text:span></text:p>
      <text:p text:style-name="P13">B <text:span text:style-name="T10">(Quantitative Evaluation)</text:span>. exhaustive search: <text:span text:style-name="T1">choose one example of class</text:span>, find <text:span text:style-name="T5">N=50</text:span> match<text:span text:style-name="T1">es</text:span></text:p>
      <text:p text:style-name="P13"><text:s/></text:p>
      <text:p text:style-name="P13"/>
      <text:p text:style-name="P13"/>
      <text:p text:style-name="P16">benchmark/base of comparison: </text:p>
      <text:p text:style-name="P16">- existing interactive audio retrieval system?</text:p>
      <text:p text:style-name="P16"/>
      <text:p text:style-name="P16"/>
      <text:p text:style-name="P13"/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13:09.101154390</meta:creation-date>
    <meta:editing-duration>PT23H23M30S</meta:editing-duration>
    <meta:editing-cycles>7</meta:editing-cycles>
    <meta:generator>LibreOffice/4.2.8.2$Linux_X86_64 LibreOffice_project/420m0$Build-2</meta:generator>
    <dc:date>2016-01-21T20:38:06.154419740</dc:date>
    <meta:document-statistic meta:table-count="0" meta:image-count="0" meta:object-count="0" meta:page-count="2" meta:paragraph-count="50" meta:word-count="263" meta:character-count="1657" meta:non-whitespace-character-count="1428"/>
  </office:meta>
</office:document-meta>
</file>